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3da7" officeooo:paragraph-rsid="00193da7"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93da7" officeooo:paragraph-rsid="00193da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a2c55" officeooo:paragraph-rsid="001a2c5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a885b" officeooo:paragraph-rsid="001a885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bc77e" officeooo:paragraph-rsid="001bc77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dc001" officeooo:paragraph-rsid="001dc00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93da7" officeooo:paragraph-rsid="00193da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dc001" officeooo:paragraph-rsid="001dc00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06294" officeooo:paragraph-rsid="0020629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18d0d" officeooo:paragraph-rsid="00218d0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1b36b" officeooo:paragraph-rsid="0021b36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21dbe" officeooo:paragraph-rsid="00221db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27f27" officeooo:paragraph-rsid="00227f2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6294" officeooo:paragraph-rsid="00206294" style:font-size-asian="10.5pt" style:font-weight-asian="bold" style:font-size-complex="12pt" style:font-weight-complex="bold"/>
    </style:style>
    <style:style style:name="T1" style:family="text">
      <style:text-properties officeooo:rsid="001a885b"/>
    </style:style>
    <style:style style:name="T2" style:family="text">
      <style:text-properties officeooo:rsid="001dc001"/>
    </style:style>
    <style:style style:name="T3" style:family="text">
      <style:text-properties officeooo:rsid="001f086c"/>
    </style:style>
    <style:style style:name="T4" style:family="text">
      <style:text-properties officeooo:rsid="00206294"/>
    </style:style>
    <style:style style:name="T5" style:family="text">
      <style:text-properties officeooo:rsid="0021b3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 2º AV PSP</text:p>
      <text:p text:style-name="P1"/>
      <text:p text:style-name="P2"/>
      <text:p text:style-name="P7"><text:span text:style-name="T4">Ej t</text:span>eoría:</text:p>
      <text:p text:style-name="P7"/>
      <text:p text:style-name="P2">1º.- Comenta esta frase: Los hilos se ejecutan dentro del contexto del proceso al que pertenecen. Esto , que significa? Y que implica?:</text:p>
      <text:p text:style-name="P2"/>
      <text:p text:style-name="P2">Los hilos dependen de un proceso para ejecutarse, son independientes y tienen espacios de memoria diferentes. Si pueden existir varios hilos ejecutándose d entro del mismo proceso pero estos compartirían la memoria del proceso.</text:p>
      <text:p text:style-name="P2"/>
      <text:p text:style-name="P2"/>
      <text:p text:style-name="P2">2º.- Comenta esta frase: La programación de hilos proporciona multitarea o paralelismo real:</text:p>
      <text:p text:style-name="P2"/>
      <text:p text:style-name="P3">Si permiten la ejecución simultanea de varios hilos ya que los hilos permiten a los procesos continuar atendiendo peticiones del usuario aunque alguna de las tareas que esté realizando el</text:p>
      <text:p text:style-name="P3">programa sea muy larga. Y el paralelismo real permite mediante la utilización de threads <text:s/>aprovechar la existencia de más de un núcleo en el sistema en arquitecturas multicore. </text:p>
      <text:p text:style-name="P3"/>
      <text:p text:style-name="P3"/>
      <text:p text:style-name="P3">3º.- Define sección crítica. Que se garantiza al definir una sección crítica en el código?:</text:p>
      <text:p text:style-name="P3"/>
      <text:p text:style-name="P3">Es una región en la cual se accede de forma ordenada a variables y recursos compartidos, de forma que se puede diferenciar de aquellas zonas de código que se pueden ejecutar de forma asíncrona.</text:p>
      <text:p text:style-name="P3">Cuando un proceso está ejecutando su sección crítica, ningún otro proceso puede ejecutar su correspondiente sección crítica.</text:p>
      <text:p text:style-name="P3"/>
      <text:p text:style-name="P3"/>
      <text:p text:style-name="P3">4º.- Hilo Demonio: Explica cuando y quien finaliza su ejecución. Explica los métodos de la clase Thread relacionados con el concepto de hilo demonio:</text:p>
      <text:p text:style-name="P2"/>
      <text:p text:style-name="P3">Los hilos demonio <text:span text:style-name="T5">forman parte de la máquina de Java y</text:span> proporciona<text:span text:style-name="T5">n</text:span> servicios a otros programas, por lo tanto el interprete de java finalizará cuando todos los hilos que quedan en ejecución sean demonios.</text:p>
      <text:p text:style-name="P3">isDaemon(): Devuelve un boolean, y verifica si el hilos es un demonio.</text:p>
      <text:p text:style-name="P3">setDaemon(boolean): Devuelve un void, <text:span text:style-name="T1">y define el hilo como demonio si se le pasa true o como hilo usuario si se le pasa false.</text:span></text:p>
      <text:p text:style-name="P3"/>
      <text:p text:style-name="P3"/>
      <text:p text:style-name="P4">5º.- Prioridad de ejecución de los hilos de un proceso. Cuál es la prioridad con la que nace un hilo. Explica atributos y métodos, de la clase Thread, relacionados con este concepto:</text:p>
      <text:p text:style-name="P4"/>
      <text:p text:style-name="P4">El nuevo hilo creado hereda la prioridad del hilo que lo crea y sus constantes son MIN_PRIORITY con un valor de 1, NORM_PRIORITY con un valor de 5 y MAX_PRIORITY con un valor de 10.</text:p>
      <text:p text:style-name="P4">run(): Devuelve un void, y contiene el código que se ejecutará <text:s/>cuando el hilo pase a estado de ejecución.</text:p>
      <text:p text:style-name="P4">start(): Devuelve un void, e inicia la ejecución del hilo y la máquina virtual invoca al método run().</text:p>
      <text:p text:style-name="P4"/>
      <text:p text:style-name="P4"/>
      <text:p text:style-name="P4"/>
      <text:p text:style-name="P4"><text:soft-page-break/></text:p>
      <text:p text:style-name="P4">6º.- Define Hilos cooperantes. Como es su ejecución, sincrónica o asincrónica , o ambas porque?:</text:p>
      <text:p text:style-name="P4"/>
      <text:p text:style-name="P5">Son hilos los cuales pueden acceder ambos al mismo fichero de datos y trabajar simultáneamente <text:s/>dentro de el. Para la sincronización de estos hilos es necesario el uso de secciones críticas, ya que como normal general un hilo se sincroniza con otro hilo poniéndose el mismo a dormir.</text:p>
      <text:p text:style-name="P5"/>
      <text:p text:style-name="P5"/>
      <text:p text:style-name="P5">7º.- Define monitor reentrante:</text:p>
      <text:p text:style-name="P5"/>
      <text:p text:style-name="P5"><text:span text:style-name="T2">Permite</text:span> que un hilo que ya está ejecutando código dentro <text:span text:style-name="T2">de un</text:span> monitor puede entrar nuevamente al <text:span text:style-name="T2">mismo</text:span> monitor sin causar bloqueos o problemas de concurrencia.</text:p>
      <text:p text:style-name="P5"/>
      <text:p text:style-name="P5"/>
      <text:p text:style-name="P6">8º.- Cuando no es suficiente al sincronización de hilos mediante la definición de secciones críticas?</text:p>
      <text:p text:style-name="P4"/>
      <text:p text:style-name="P4"/>
      <text:p text:style-name="P6">Las secciones críticas solo se pueden emplear para sincronizar hilos involucrados en una única tarea. Por lo tanto cuando no podamos utilizar la sección crítica <text:s/>usaremos los métodos wait y notify.</text:p>
      <text:p text:style-name="P6"/>
      <text:p text:style-name="P6"/>
      <text:p text:style-name="P6">9º.- Explica métodos wait() y notifyAll(). Cuando los utilizamos, donde siempre?:</text:p>
      <text:p text:style-name="P6"/>
      <text:p text:style-name="P6">El método notifyAll() devuelve un void, y despierta a todos los hilos que están en estado</text:p>
      <text:p text:style-name="P6">esperando por el monitor de este objeto. Cede el control del monitor del</text:p>
      <text:p text:style-name="P6">objeto y se invoca siempre desde dentro de una sección crítica.</text:p>
      <text:p text:style-name="P6"/>
      <text:p text:style-name="P6">El método wait() devuelve un void, y <text:span text:style-name="T3">e</text:span>nvía este hilo al estado de espera por el monitor de</text:p>
      <text:p text:style-name="P6">este objeto hasta que otro hilo invoque al método notify() o notifyAll() <text:span text:style-name="T3">y</text:span> transcurra el tiempo especificado. Cede el control del monitor del objeto <text:span text:style-name="T3">y s</text:span>e invoca siempre desde dentro de una sección</text:p>
      <text:p text:style-name="P6">crítica. </text:p>
      <text:p text:style-name="P6"/>
      <text:p text:style-name="P6"/>
      <text:p text:style-name="P14">Resumen teoría examen: </text:p>
      <text:p text:style-name="P9"/>
      <text:p text:style-name="P9">Un hilo es la unidad de ejecución de un proceso y está asociado con una secuencia de instrucciones, una serie de registros y una pila. Y estos se ejecutan de forma estrictamente secuencial.</text:p>
      <text:p text:style-name="P9"/>
      <text:p text:style-name="P10">Los hilos pueden estar en estado (5):</text:p>
      <text:p text:style-name="P10"/>
      <text:p text:style-name="P10">- Nuevo: El hilo ha sido creado pero aún no ha sido activado.</text:p>
      <text:p text:style-name="P10">- Preparado: El hilo está activo y está a la espera de que le sea asignada la UCP.</text:p>
      <text:p text:style-name="P10">- En ejecución: El hilo esta activo y le ha sido asignada la UCP.</text:p>
      <text:p text:style-name="P10">+ Bloqueado: El hilo espera que otro elimine el bloqueo.</text:p>
      <text:p text:style-name="P10"><text:tab/>- Dormido: Esta bloqueado durante un tiempo, luego despertará pasando al estado <text:tab/>preparado.</text:p>
      <text:p text:style-name="P10"><text:tab/>- Esperando: Esperando a que ocurra alguna cosa.</text:p>
      <text:p text:style-name="P10">- Muerto: Ha finalizado pero no ha sido recogido por su padre todavía.</text:p>
      <text:p text:style-name="P10"/>
      <text:p text:style-name="P10">La transición entre estado es controlada por un planificador.</text:p>
      <text:p text:style-name="P10"><text:soft-page-break/></text:p>
      <text:p text:style-name="P11">Los hilos se pueden crear creando una clase derivada de Thread o implementando la interfaz Runnable.</text:p>
      <text:p text:style-name="P11"/>
      <text:p text:style-name="P12">El método yield() permite poner a un hilo en estado preparado para que puede ceder la UCP a otros hilos.</text:p>
      <text:p text:style-name="P11"/>
      <text:p text:style-name="P13">Si todos los hilos tienen la misma prioridad el planificador elige para su ejecución al sigui9ente según el orden del resultado de aplicar el algoritmo round-robin.</text:p>
      <text:p text:style-name="P13"/>
      <text:p text:style-name="P13">Creamos una sección crítica agrupando el código definido como crítico en un método declarado synchorinzed.</text:p>
      <text:p text:style-name="P13"/>
      <text:p text:style-name="P13">Las tuberías permite canalizar la salida de un hilo hacia la entrada de otro.</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30T16:21:33.950000000</meta:creation-date>
    <dc:date>2024-01-31T19:12:55.115000000</dc:date>
    <meta:editing-duration>PT11M26S</meta:editing-duration>
    <meta:editing-cycles>2</meta:editing-cycles>
    <meta:generator>Trio_Office/6.2.8.2$Windows_x86 LibreOffice_project/</meta:generator>
    <meta:document-statistic meta:table-count="0" meta:image-count="0" meta:object-count="0" meta:page-count="3" meta:paragraph-count="47" meta:word-count="872" meta:character-count="5177" meta:non-whitespace-character-count="4342"/>
  </office:meta>
</office:document-meta>
</file>